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e30af" officeooo:paragraph-rsid="000e30af"/>
    </style:style>
    <style:style style:name="P2" style:family="paragraph" style:parent-style-name="Preformatted_20_Text">
      <style:text-properties officeooo:rsid="000e30af" officeooo:paragraph-rsid="00224bbe"/>
    </style:style>
    <style:style style:name="P3" style:family="paragraph" style:parent-style-name="Preformatted_20_Text">
      <style:text-properties officeooo:paragraph-rsid="000e30af"/>
    </style:style>
    <style:style style:name="P4" style:family="paragraph" style:parent-style-name="Standard">
      <style:text-properties fo:font-weight="bold" officeooo:rsid="000c8c80" officeooo:paragraph-rsid="000c8c80" style:font-weight-asian="bold" style:font-weight-complex="bold"/>
    </style:style>
    <style:style style:name="P5" style:family="paragraph" style:parent-style-name="Standard">
      <style:text-properties officeooo:rsid="000e30af" officeooo:paragraph-rsid="000e30af"/>
    </style:style>
    <style:style style:name="P6" style:family="paragraph" style:parent-style-name="Preformatted_20_Text">
      <style:text-properties officeooo:rsid="000e30af" officeooo:paragraph-rsid="000e30af"/>
    </style:style>
    <style:style style:name="P7" style:family="paragraph" style:parent-style-name="Preformatted_20_Text">
      <style:text-properties officeooo:paragraph-rsid="000e30af"/>
    </style:style>
    <style:style style:name="P8" style:family="paragraph" style:parent-style-name="Preformatted_20_Text">
      <style:text-properties fo:font-weight="bold" officeooo:rsid="000e30af" officeooo:paragraph-rsid="000e30af" style:font-weight-asian="bold" style:font-weight-complex="bold"/>
    </style:style>
    <style:style style:name="P9" style:family="paragraph" style:parent-style-name="Preformatted_20_Text">
      <style:text-properties officeooo:paragraph-rsid="002c36e0"/>
    </style:style>
    <style:style style:name="P10" style:family="paragraph" style:parent-style-name="Preformatted_20_Text">
      <style:text-properties officeooo:rsid="002f8134" officeooo:paragraph-rsid="002f8134"/>
    </style:style>
    <style:style style:name="P11" style:family="paragraph" style:parent-style-name="Preformatted_20_Text">
      <style:text-properties officeooo:paragraph-rsid="002f8134"/>
    </style:style>
    <style:style style:name="P12" style:family="paragraph" style:parent-style-name="Preformatted_20_Text">
      <style:text-properties officeooo:rsid="002fe35a" officeooo:paragraph-rsid="002fe35a"/>
    </style:style>
    <style:style style:name="P13" style:family="paragraph" style:parent-style-name="Preformatted_20_Text">
      <style:text-properties officeooo:paragraph-rsid="0030688d"/>
    </style:style>
    <style:style style:name="T1" style:family="text">
      <style:text-properties officeooo:rsid="000e30af"/>
    </style:style>
    <style:style style:name="T2" style:family="text">
      <style:text-properties officeooo:rsid="000e30af" loext:padding="0in" loext:border="none"/>
    </style:style>
    <style:style style:name="T3" style:family="text">
      <style:text-properties officeooo:rsid="000e911e"/>
    </style:style>
    <style:style style:name="T4" style:family="text">
      <style:text-properties officeooo:rsid="00105b8f"/>
    </style:style>
    <style:style style:name="T5" style:family="text">
      <style:text-properties officeooo:rsid="0011f2b4"/>
    </style:style>
    <style:style style:name="T6" style:family="text">
      <style:text-properties officeooo:rsid="0011ffa5"/>
    </style:style>
    <style:style style:name="T7" style:family="text">
      <style:text-properties officeooo:rsid="00139b64"/>
    </style:style>
    <style:style style:name="T8" style:family="text">
      <style:text-properties officeooo:rsid="0016b561"/>
    </style:style>
    <style:style style:name="T9" style:family="text">
      <style:text-properties officeooo:rsid="001cf02b"/>
    </style:style>
    <style:style style:name="T10" style:family="text">
      <style:text-properties officeooo:rsid="002bf9d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c36e0" style:font-weight-asian="normal" style:font-weight-complex="normal"/>
    </style:style>
    <style:style style:name="T13" style:family="text">
      <style:text-properties style:font-name="Liberation Mono" fo:font-size="10pt" fo:font-weight="normal" officeooo:rsid="002daee6" style:font-name-asian="Noto Sans Mono CJK SC" style:font-size-asian="10pt" style:font-weight-asian="normal" style:font-name-complex="Liberation Mono" style:font-size-complex="10pt" style:font-weight-complex="normal"/>
    </style:style>
    <style:style style:name="T14" style:family="text">
      <style:text-properties officeooo:rsid="002f8134"/>
    </style:style>
    <style:style style:name="T15" style:family="text">
      <style:text-properties loext:padding="0in" loext:border="none"/>
    </style:style>
    <style:style style:name="T16" style:family="text">
      <style:text-properties officeooo:rsid="0030688d"/>
    </style:style>
    <style:style style:name="T17" style:family="text">
      <style:text-properties officeooo:rsid="0030688d" loext:padding="0in" loext:border="none"/>
    </style:style>
    <style:style style:name="T18" style:family="text">
      <style:text-properties fo:color="#f8f8f2" fo:font-size="9.75pt" officeooo:rsid="0030688d" fo:background-color="transparent" loext:char-shading-value="0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it 操作</text:p>
      <text:p text:style-name="Standard"/>
      <text:p text:style-name="P5">本地仓库：</text:p>
      <text:p text:style-name="P5"/>
      <text:p text:style-name="P5"><text:span text:style-name="T5">（1）</text:span>初始化本地仓库<text:span text:style-name="T5">：</text:span>git <text:span text:style-name="T3">init <text:s text:c="3"/>本地仓库生成.</text:span><text:span text:style-name="T4">git文件夹</text:span></text:p>
      <text:p text:style-name="P5">t<text:span text:style-name="T5">ree <text:s/>.git <text:s/>目录树状</text:span></text:p>
      <text:p text:style-name="P5"><text:span text:style-name="T5">（2）</text:span>配置本地仓库<text:span text:style-name="T5">：name和email必须完成配置</text:span></text:p>
      <text:p text:style-name="P5"><text:tab/>git <text:s/><text:span text:style-name="T5">config <text:s/>user.name <text:s/>“ABCD” <text:s text:c="2"/>创建</text:span><text:span text:style-name="T8">user关键字，创建name属性，给</text:span><text:span text:style-name="T5">name赋值</text:span></text:p>
      <text:p text:style-name="P5"><text:tab/><text:span text:style-name="T6">git <text:s/>config <text:s/>user.email <text:s/>“</text:span><text:span text:style-name="T7">5678.com</text:span><text:span text:style-name="T6">” <text:s/></text:span></text:p>
      <text:p text:style-name="P5"><text:tab/></text:p>
      <text:p text:style-name="P1"><text:span text:style-name="Source_20_Text"><text:tab/>git config --unset user.name <text:s/>删除con</text:span><text:span text:style-name="Source_20_Text"><text:span text:style-name="T9">fig下的该属性</text:span></text:span></text:p>
      <text:p text:style-name="P2"><text:span text:style-name="Source_20_Text"><text:tab/>git config --unset user.</text:span><text:span text:style-name="Source_20_Text"><text:span text:style-name="T6">email</text:span></text:span><text:span text:style-name="Source_20_Text"> <text:s/>删除con</text:span><text:span text:style-name="Source_20_Text"><text:span text:style-name="T9">fig下的该属性</text:span></text:span></text:p>
      <text:p text:style-name="P1"><text:span text:style-name="Source_20_Text"><text:tab/></text:span></text:p>
      <text:p text:style-name="P1"><text:span text:style-name="Source_20_Text"><text:tab/>git config -l 查看配置</text:span></text:p>
      <text:p text:style-name="P1"><text:span text:style-name="Source_20_Text"><text:tab/>全局范围的git配置文件</text:span></text:p>
      <text:p text:style-name="P3"><text:span text:style-name="Source_20_Text"><text:span text:style-name="T1"><text:tab/></text:span></text:span><text:bookmark text:name="2.4%E5%85%A8%E5%B1%80%E8%8C%83%E5%9B%B4%E7%9A%84%E6%96%B0%E5%A2%9E%E5%92%8C%E5%88%A0%E9%99%A4%E9%85%8D%E7%BD%AE"/><text:span text:style-name="Source_20_Text">全局范围的新增和删除配置</text:span></text:p>
      <text:p text:style-name="P3"><text:span text:style-name="Source_20_Text"><text:tab/>git config --global user.name "tsq"</text:span></text:p>
      <text:p text:style-name="P3"><text:span text:style-name="Source_20_Text"><text:tab/>git config --global user.email "2784139418@qq.com"</text:span></text:p>
      <text:p text:style-name="P1"><text:tab/></text:p>
      <text:p text:style-name="P3"><text:span text:style-name="T1"><text:tab/></text:span><text:span text:style-name="Source_20_Text">git config --global --unset user.email</text:span></text:p>
      <text:p text:style-name="P3"><text:span text:style-name="Source_20_Text"><text:tab/>git config --global --unset user.name</text:span></text:p>
      <text:p text:style-name="P3"><text:span text:style-name="Source_20_Text"><text:tab/></text:span></text:p>
      <text:p text:style-name="P3"><text:span text:style-name="Source_20_Text">（</text:span><text:span text:style-name="Source_20_Text"><text:span text:style-name="T10">3</text:span></text:span><text:span text:style-name="Source_20_Text">）</text:span></text:p>
      <text:p text:style-name="P3"><text:span text:style-name="Source_20_Text"><text:tab/>工作区 代码文件或目录，暂存区sta</text:span><text:span text:style-name="Source_20_Text"><text:span text:style-name="T10">ge，版本库 repository</text:span></text:span></text:p>
      <text:p text:style-name="P1"/>
      <text:p text:style-name="P1"/>
      <text:p text:style-name="P8">本地仓库关联远程仓库：<text:tab/></text:p>
      <text:p text:style-name="P1"><text:span text:style-name="T11">（</text:span><text:span text:style-name="T12">1</text:span><text:span text:style-name="T11">）</text:span><text:span text:style-name="T12">SSH</text:span></text:p>
      <text:p text:style-name="P9"><text:span text:style-name="T12"><text:tab/>创建公钥文件：</text:span></text:p>
      <text:p text:style-name="P9"><text:span text:style-name="Source_20_Text"><text:span text:style-name="T12"><text:tab/><text:tab/>cd ~/.ssh</text:span></text:span></text:p>
      <text:p text:style-name="P3"><text:span text:style-name="T12"><text:tab/><text:tab/></text:span><text:span text:style-name="Source_20_Text"><text:span text:style-name="T12">ssh-keygen -t rsa -C "</text:span></text:span><text:span text:style-name="Source_20_Text"><text:span text:style-name="T13">puliang9706@163</text:span></text:span><text:span text:style-name="Source_20_Text"><text:span text:style-name="T12">.com"</text:span></text:span></text:p>
      <text:p text:style-name="P1"><text:span text:style-name="T12"/></text:p>
      <text:p text:style-name="P10">（2）远程origin创建一个空仓库</text:p>
      <text:p text:style-name="P10">（3）添加远程仓库的SSH 或者 HTTPS</text:p>
      <text:p text:style-name="P11"><text:span text:style-name="T14"><text:tab/></text:span><text:span text:style-name="T15">git remote add origin </text:span><text:a xlink:type="simple" xlink:href="mailto:git@github.com" text:style-name="Internet_20_link" text:visited-style-name="Visited_20_Internet_20_Link"><text:span text:style-name="T15">git@github.com</text:span></text:a><text:span text:style-name="T15">:username/my-project.git</text:span></text:p>
      <text:p text:style-name="P12"><text:span text:style-name="T15">（4）推送本地分支</text:span></text:p>
      <text:p text:style-name="P13"><text:span text:style-name="Source_20_Text"><text:span text:style-name="T1"><text:tab/></text:span></text:span><text:span text:style-name="Source_20_Text"><text:span text:style-name="T15">git push -u origin </text:span></text:span><text:span text:style-name="Source_20_Text"><text:span text:style-name="T17">master </text:span></text:span><text:span text:style-name="Source_20_Text"><text:span text:style-name="T1">使用了</text:span></text:span><text:span text:style-name="Source_20_Text"><text:span text:style-name="T2">-u参数</text:span></text:span><text:span text:style-name="Source_20_Text"><text:span text:style-name="T17">后可以直接关联本地分支和远程分支，直接git push内容</text:span></text:span></text:p>
      <text:p text:style-name="P13"><text:span text:style-name="Source_20_Text"><text:span text:style-name="T17"><text:tab/>git branch -vv 查看本地分支的上游分支(远程关联分支)</text:span></text:span></text:p>
      <text:p text:style-name="P13"><text:span text:style-name="Source_20_Text"><text:span text:style-name="T17">（5）<text:tab/></text:span></text:span></text:p>
      <text:p text:style-name="P13"><text:span text:style-name="Source_20_Text"><text:span text:style-name="T1"><text:tab/></text:span>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>HTTPS方式，并且启用了两步验证（2FA），您需要使用个人访问令牌（PAT）代替密码进行身份验证。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>远程仓库：</text:p>
      <text:p text:style-name="P5"/>
      <text:p text:style-name="P5"/>
      <text:p text:style-name="P5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28T21:38:42.298522202</meta:creation-date>
    <dc:date>2024-12-29T17:00:46.580945794</dc:date>
    <meta:editing-duration>PT1H23M58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2" meta:paragraph-count="37" meta:word-count="361" meta:character-count="877" meta:non-whitespace-character-count="772"/>
  </office:meta>
</office:document-meta>
</file>